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5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401cm" style:rel-column-width="13107*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401cm" style:rel-column-width="13107*"/>
    </style:style>
    <style:style style:name="Tabel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Landscape">
      <style:paragraph-properties style:page-number="auto"/>
    </style:style>
    <style:style style:name="P9" style:family="paragraph" style:parent-style-name="Heading_20_1" style:master-page-name="Landscape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Names of cards<text:tab/>2</text:p>
          <text:p text:style-name="P6">Big Arcana (Trumps)<text:tab/>2</text:p>
          <text:p text:style-name="P5">Court Cards<text:tab/>5</text:p>
          <text:p text:style-name="P6">1st Impression<text:tab/>5</text:p>
          <text:p text:style-name="P6">2ndImpression<text:tab/>6</text:p>
          <text:p text:style-name="P6">1st Letter<text:tab/>8</text:p>
          <text:p text:style-name="P5">Links<text:tab/>12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string">
            <text:p text:style-name="Table_20_Contents">1?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2?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48?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5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5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5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5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5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5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5">
            <text:p text:style-name="Table_20_Contents"/>
          </table:table-cell>
        </table:table-row>
      </table:table>
      <text:p text:style-name="Standard"/>
      <text:p text:style-name="Standard"/>
      <text:p text:style-name="P7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E2" office:value-type="string">
            <text:p text:style-name="Table_20_Contents">Ace</text:p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>Peace</text:p>
          </table:table-cell>
          <table:table-cell table:style-name="SmallArcana.E2" office:value-type="string">
            <text:p text:style-name="Table_20_Contents">Change</text:p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>Sorrow</text:p>
          </table:table-cell>
          <table:table-cell table:style-name="SmallArcana.E2" office:value-type="string">
            <text:p text:style-name="Table_20_Contents">Work</text:p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>Truce</text:p>
          </table:table-cell>
          <table:table-cell table:style-name="SmallArcana.E2" office:value-type="string">
            <text:p text:style-name="Table_20_Contents">Power</text:p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>Defeat</text:p>
          </table:table-cell>
          <table:table-cell table:style-name="SmallArcana.E2" office:value-type="string">
            <text:p text:style-name="Table_20_Contents">Worry</text:p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>Science</text:p>
          </table:table-cell>
          <table:table-cell table:style-name="SmallArcana.E2" office:value-type="string">
            <text:p text:style-name="Table_20_Contents">Success</text:p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>Futility</text:p>
          </table:table-cell>
          <table:table-cell table:style-name="SmallArcana.E2" office:value-type="string">
            <text:p text:style-name="Table_20_Contents">Failure</text:p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>Interference</text:p>
          </table:table-cell>
          <table:table-cell table:style-name="SmallArcana.E2" office:value-type="string">
            <text:p text:style-name="Table_20_Contents">Prudence</text:p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>Cruelty</text:p>
          </table:table-cell>
          <table:table-cell table:style-name="SmallArcana.E2" office:value-type="string">
            <text:p text:style-name="Table_20_Contents">Gain</text:p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>Ruin</text:p>
          </table:table-cell>
          <table:table-cell table:style-name="SmallArcana.E2" office:value-type="string">
            <text:p text:style-name="Table_20_Contents">Wealth</text:p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ext:p text:style-name="Standard"/>
      <text:p text:style-name="Standard"/>
      <text:p text:style-name="Standard"/>
      <text:p text:style-name="Standard"/>
      <text:p text:style-name="Standard"/>
      <text:h text:style-name="P9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-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1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7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7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7 Wagen S10 Ruin </text:p>
          </table:table-cell>
          <table:table-cell table:style-name="IGingMain.E2" office:value-type="string">
            <text:p text:style-name="Table_20_Contents">SP</text:p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7 Fail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4 Emper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4 Luxu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4 Tru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3 Vitue C6 Pleas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2 Hanged MAn</text:p>
          </table:table-cell>
          <table:table-cell table:style-name="IGingMain.E2" office:value-type="string">
            <text:p text:style-name="Table_20_Contents">C5 Dissapointment<text:line-break/>D7 Failure</text:p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0 W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4 Art/Temper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 Strength W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2 Peach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8 Adjustme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3 Sorrow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0 Ae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T9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10 Oppress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8 Moon C7 Debouc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6 Lovers W6 Vitory C2 Love W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4 Pow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7 Valo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8 Swiftness</text:p>
          </table:table-cell>
          <table:table-cell table:style-name="IGingMain.E2" office:value-type="string">
            <text:p text:style-name="Table_20_Contents">S6 Science</text:p>
          </table:table-cell>
        </table:table-row>
        <text:soft-page-break/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5 Devil, C8 Indol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2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8 Interfer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5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6 Pleasure, D2 Success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2 Domin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, S7 Futili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5 Hieropha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9 Cruelty, D6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3 Empress, C4 Luxury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S5 Degfea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0 Wheel, W4 Complet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6 Tower, S10 Ru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9 Hermi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3 Work, 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6 Victory, C9 Happyness, D5 Success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3 Abund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3 D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Sta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T17 Star, W9 Streng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1 Universe, C10 Satie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9 Sun</text:p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>Osho Zen Hofkarten</text:p>
      <text:p text:style-name="Standard"/>
      <table:table table:name="Tabelle4" table:style-name="Tabelle4">
        <table:table-column table:style-name="Tabelle4.A" table:number-columns-repeated="5"/>
        <table:table-header-rows>
          <text:soft-page-break/>
          <table:table-row>
            <table:table-cell table:style-name="Tabelle4.A1" office:value-type="string">
              <text:p text:style-name="P3"/>
            </table:table-cell>
            <table:table-cell table:style-name="Tabelle4.A1" office:value-type="string">
              <text:p text:style-name="P3">Red Stuff</text:p>
            </table:table-cell>
            <table:table-cell table:style-name="Tabelle4.A1" office:value-type="string">
              <text:p text:style-name="P3">White Sword</text:p>
            </table:table-cell>
            <table:table-cell table:style-name="Tabelle4.A1" office:value-type="string">
              <text:p text:style-name="P3">Blue Cup</text:p>
            </table:table-cell>
            <table:table-cell table:style-name="Tabelle4.E1" office:value-type="string">
              <text:p text:style-name="P3">Rainbow Disk</text:p>
            </table:table-cell>
          </table:table-row>
        </table:table-header-rows>
        <table:table-row>
          <table:table-cell table:style-name="Tabelle4.A2" office:value-type="string">
            <text:p text:style-name="Table_20_Contents">Princess</text:p>
          </table:table-cell>
          <table:table-cell table:style-name="Tabelle4.A2" office:value-type="string">
            <text:p text:style-name="Table_20_Contents">Verspieltheit</text:p>
          </table:table-cell>
          <table:table-cell table:style-name="Tabelle4.A2" office:value-type="string">
            <text:p text:style-name="Table_20_Contents">Intellekt</text:p>
          </table:table-cell>
          <table:table-cell table:style-name="Tabelle4.A2" office:value-type="string">
            <text:p text:style-name="Table_20_Contents">Verständnis</text:p>
          </table:table-cell>
          <table:table-cell table:style-name="Tabelle4.E2" office:value-type="string">
            <text:p text:style-name="Table_20_Contents">Abenteuer</text:p>
          </table:table-cell>
        </table:table-row>
        <table:table-row>
          <table:table-cell table:style-name="Tabelle4.A2" office:value-type="string">
            <text:p text:style-name="Table_20_Contents">Prince</text:p>
          </table:table-cell>
          <table:table-cell table:style-name="Tabelle4.A2" office:value-type="string">
            <text:p text:style-name="Table_20_Contents">Intensität</text:p>
          </table:table-cell>
          <table:table-cell table:style-name="Tabelle4.A2" office:value-type="string">
            <text:p text:style-name="Table_20_Contents">Kampf</text:p>
          </table:table-cell>
          <table:table-cell table:style-name="Tabelle4.A2" office:value-type="string">
            <text:p text:style-name="Table_20_Contents">Vertrauen</text:p>
          </table:table-cell>
          <table:table-cell table:style-name="Tabelle4.E2" office:value-type="string">
            <text:p text:style-name="Table_20_Contents">Gemächlichkeit</text:p>
          </table:table-cell>
        </table:table-row>
        <table:table-row>
          <table:table-cell table:style-name="Tabelle4.A2" office:value-type="string">
            <text:p text:style-name="Table_20_Contents">Queen</text:p>
          </table:table-cell>
          <table:table-cell table:style-name="Tabelle4.A2" office:value-type="string">
            <text:p text:style-name="Table_20_Contents">Teilen</text:p>
          </table:table-cell>
          <table:table-cell table:style-name="Tabelle4.A2" office:value-type="string">
            <text:p text:style-name="Table_20_Contents">Selbstbeherrschung</text:p>
          </table:table-cell>
          <table:table-cell table:style-name="Tabelle4.A2" office:value-type="string">
            <text:p text:style-name="Table_20_Contents">Empfänglichkeit</text:p>
          </table:table-cell>
          <table:table-cell table:style-name="Tabelle4.E2" office:value-type="string">
            <text:p text:style-name="Table_20_Contents">Blühen</text:p>
          </table:table-cell>
        </table:table-row>
        <table:table-row>
          <table:table-cell table:style-name="Tabelle4.A2" office:value-type="string">
            <text:p text:style-name="Table_20_Contents">Knight</text:p>
          </table:table-cell>
          <table:table-cell table:style-name="Tabelle4.A2" office:value-type="string">
            <text:p text:style-name="Table_20_Contents">Schöpfer</text:p>
          </table:table-cell>
          <table:table-cell table:style-name="Tabelle4.A2" office:value-type="string">
            <text:p text:style-name="Table_20_Contents">Moralität</text:p>
          </table:table-cell>
          <table:table-cell table:style-name="Tabelle4.A2" office:value-type="string">
            <text:p text:style-name="Table_20_Contents">Heilung</text:p>
          </table:table-cell>
          <table:table-cell table:style-name="Tabelle4.E2" office:value-type="string">
            <text:p text:style-name="Table_20_Contents">Fülle</text:p>
          </table:table-cell>
        </table:table-row>
      </table:table>
      <text:p text:style-name="Standard"/>
      <text:p text:style-name="P1">* </text:p>
      <text:p text:style-name="Standard"/>
      <table:table table:name="Tabelle5" table:style-name="Tabelle5">
        <table:table-column table:style-name="Tabelle5.A" table:number-columns-repeated="5"/>
        <table:table-header-rows>
          <table:table-row>
            <table:table-cell table:style-name="Tabelle5.A1" office:value-type="string">
              <text:p text:style-name="P3"/>
            </table:table-cell>
            <table:table-cell table:style-name="Tabelle5.A1" office:value-type="string">
              <text:p text:style-name="P3">Trümpfe Osho</text:p>
            </table:table-cell>
            <table:table-cell table:style-name="Tabelle5.A1" office:value-type="string">
              <text:p text:style-name="P3">RW</text:p>
            </table:table-cell>
            <table:table-cell table:style-name="Tabelle5.A1" office:value-type="string">
              <text:p text:style-name="P3">Crowley</text:p>
            </table:table-cell>
            <table:table-cell table:style-name="Tabelle5.E1" office:value-type="string">
              <text:p text:style-name="P3"/>
            </table:table-cell>
          </table:table-row>
        </table:table-header-rows>
        <table:table-row>
          <table:table-cell table:style-name="Tabelle5.A2" office:value-type="string">
            <text:p text:style-name="Table_20_Contents">VII</text:p>
          </table:table-cell>
          <table:table-cell table:style-name="Tabelle5.A2" office:value-type="string">
            <text:p text:style-name="Table_20_Contents">Bewusstsein</text:p>
          </table:table-cell>
          <table:table-cell table:style-name="Tabelle5.A2" office:value-type="string">
            <text:p text:style-name="Table_20_Contents">Der Wagen</text:p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VIII</text:p>
          </table:table-cell>
          <table:table-cell table:style-name="Tabelle5.A2" office:value-type="string">
            <text:p text:style-name="Table_20_Contents">Mut</text:p>
          </table:table-cell>
          <table:table-cell table:style-name="Tabelle5.A2" office:value-type="string">
            <text:p text:style-name="Table_20_Contents">Kraft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</text:p>
          </table:table-cell>
          <table:table-cell table:style-name="Tabelle5.A2" office:value-type="string">
            <text:p text:style-name="Table_20_Contents">Durchbruch</text:p>
          </table:table-cell>
          <table:table-cell table:style-name="Tabelle5.A2" office:value-type="string">
            <text:p text:style-name="Table_20_Contents">Gerechtigkeit</text:p>
          </table:table-cell>
          <table:table-cell table:style-name="Tabelle5.A2" office:value-type="string">
            <text:p text:style-name="Table_20_Contents">Lu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V</text:p>
          </table:table-cell>
          <table:table-cell table:style-name="Tabelle5.A2" office:value-type="string">
            <text:p text:style-name="Table_20_Contents">Integration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A2" office:value-type="string">
            <text:p text:style-name="Table_20_Contents">Kun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>Der Meister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P10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17-08-17T20:09:24.66">17.08.2017</text:date> <text:time style:data-style-name="N40" text:time-value="2017-08-17T20:09:24.66">20:06</text:time></text:p>
      </style:header>
      <style:footer>
        <text:p text:style-name="Footer"><text:tab/>Page <text:page-number text:select-page="current">12</text:page-number> of <text:page-count>12</text:page-count></text:p>
      </style:footer>
    </style:master-page>
    <style:master-page style:name="Landscape" style:page-layout-name="Mpm2">
      <style:footer>
        <text:p text:style-name="Footer">Page <text:page-number text:select-page="current">6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7-08-17T20:09:24.65</dc:date>
    <meta:editing-duration>PT12H38M10S</meta:editing-duration>
    <meta:editing-cycles>35</meta:editing-cycles>
    <meta:document-statistic meta:table-count="11" meta:image-count="0" meta:object-count="0" meta:page-count="12" meta:paragraph-count="535" meta:word-count="780" meta:character-count="3614"/>
  </office:meta>
</office:document-meta>
</file>